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b0907" officeooo:paragraph-rsid="000b0907" style:font-size-asian="28pt" style:font-size-complex="28pt"/>
    </style:style>
    <style:style style:name="P2" style:family="paragraph" style:parent-style-name="Standard">
      <style:paragraph-properties fo:text-align="start" style:justify-single-word="false"/>
      <style:text-properties fo:font-size="14pt" officeooo:rsid="000b0907" officeooo:paragraph-rsid="000b0907" style:font-size-asian="12.25pt" style:font-size-complex="14pt"/>
    </style:style>
    <style:style style:name="P3" style:family="paragraph" style:parent-style-name="Standard">
      <style:paragraph-properties fo:text-align="start" style:justify-single-word="false"/>
      <style:text-properties fo:font-size="14pt" officeooo:rsid="000be37c" officeooo:paragraph-rsid="000be37c" style:font-size-asian="12.25pt" style:font-size-complex="14pt"/>
    </style:style>
    <style:style style:name="P4" style:family="paragraph" style:parent-style-name="Text_20_body">
      <style:text-properties officeooo:paragraph-rsid="000be37c"/>
    </style:style>
    <style:style style:name="P5" style:family="paragraph" style:parent-style-name="Text_20_body">
      <style:text-properties fo:font-size="14pt" officeooo:rsid="000be37c" officeooo:paragraph-rsid="000be37c" style:font-size-asian="14pt" style:font-size-complex="14pt"/>
    </style:style>
    <style:style style:name="P6" style:family="paragraph" style:parent-style-name="Text_20_body">
      <style:text-properties officeooo:rsid="00106321" officeooo:paragraph-rsid="00106321"/>
    </style:style>
    <style:style style:name="P7" style:family="paragraph" style:parent-style-name="Text_20_body">
      <style:text-properties officeooo:paragraph-rsid="00106321"/>
    </style:style>
    <style:style style:name="P8" style:family="paragraph" style:parent-style-name="Text_20_body">
      <style:paragraph-properties fo:background-color="#cccccc">
        <style:background-image/>
      </style:paragraph-properties>
    </style:style>
    <style:style style:name="P9" style:family="paragraph" style:parent-style-name="Text_20_body">
      <style:paragraph-properties fo:background-color="#cccccc">
        <style:background-image/>
      </style:paragraph-properties>
      <style:text-properties fo:font-size="14pt" officeooo:rsid="001040ae" officeooo:paragraph-rsid="001040ae" style:font-size-asian="14pt" style:font-size-complex="14pt"/>
    </style:style>
    <style:style style:name="P10" style:family="paragraph" style:parent-style-name="Text_20_body">
      <style:paragraph-properties fo:background-color="#ffffff">
        <style:background-image/>
      </style:paragraph-properties>
      <style:text-properties fo:font-size="14pt" officeooo:rsid="001040ae" officeooo:paragraph-rsid="001040ae" style:font-size-asian="14pt" style:font-size-complex="14pt"/>
    </style:style>
    <style:style style:name="P11" style:family="paragraph" style:parent-style-name="Text_20_body">
      <style:paragraph-properties fo:background-color="#ffffff">
        <style:background-image/>
      </style:paragraph-properties>
      <style:text-properties fo:font-size="14pt" officeooo:rsid="000be37c" officeooo:paragraph-rsid="000be37c" style:font-size-asian="14pt" style:font-size-complex="14pt"/>
    </style:style>
    <style:style style:name="P12" style:family="paragraph" style:parent-style-name="Text_20_body">
      <style:paragraph-properties fo:background-color="#dddddd">
        <style:background-image/>
      </style:paragraph-properties>
    </style:style>
    <style:style style:name="P13" style:family="paragraph" style:parent-style-name="Text_20_body">
      <style:paragraph-properties fo:background-color="#dddddd">
        <style:background-image/>
      </style:paragraph-properties>
      <style:text-properties officeooo:rsid="00106321" officeooo:paragraph-rsid="00106321"/>
    </style:style>
    <style:style style:name="P14" style:family="paragraph" style:parent-style-name="Heading">
      <style:paragraph-properties fo:background-color="#cccccc">
        <style:background-image/>
      </style:paragraph-properties>
    </style:style>
    <style:style style:name="P15" style:family="paragraph" style:parent-style-name="Heading_20_3">
      <style:text-properties fo:font-size="14pt" officeooo:rsid="000be37c" style:font-size-asian="14pt" style:font-size-complex="14pt"/>
    </style:style>
    <style:style style:name="P16" style:family="paragraph" style:parent-style-name="Heading_20_3">
      <style:text-properties fo:font-size="16pt" officeooo:rsid="000be37c" style:font-size-asian="16pt" style:font-size-complex="16pt"/>
    </style:style>
    <style:style style:name="P17" style:family="paragraph" style:parent-style-name="Heading_20_3">
      <style:text-properties officeooo:paragraph-rsid="00106321"/>
    </style:style>
    <style:style style:name="P18" style:family="paragraph" style:parent-style-name="Heading_20_3">
      <style:paragraph-properties fo:background-color="#ffffff">
        <style:background-image/>
      </style:paragraph-properties>
    </style:style>
    <style:style style:name="P19" style:family="paragraph" style:parent-style-name="Heading_20_3">
      <style:paragraph-properties fo:background-color="transparent">
        <style:background-image/>
      </style:paragraph-properties>
    </style:style>
    <style:style style:name="T1" style:family="text">
      <style:text-properties officeooo:rsid="000be37c"/>
    </style:style>
    <style:style style:name="T2" style:family="text">
      <style:text-properties fo:font-size="14pt" officeooo:rsid="000be37c" style:font-size-asian="14pt" style:font-size-complex="14pt"/>
    </style:style>
    <style:style style:name="T3" style:family="text">
      <style:text-properties officeooo:rsid="000d958f"/>
    </style:style>
    <style:style style:name="T4" style:family="text">
      <style:text-properties officeooo:rsid="00106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grating <text:span text:style-name="T3">Asana</text:span> with Teamchat</text:p>
      <text:p text:style-name="P1"/>
      <text:h text:style-name="Heading_20_2" text:outline-level="2">Step-1: CREATING A USER ACCOUNT</text:h>
      <text:p text:style-name="P2"/>
      <text:p text:style-name="P2">Register for a GoToMeeting account at https://app.asana.com/. This will be your account for handling with projects.</text:p>
      <text:p text:style-name="P2"/>
      <text:h text:style-name="Heading_20_2" text:outline-level="2">Step-<text:span text:style-name="T1">2</text:span>: CREATING A NEW APP </text:h>
      <text:p text:style-name="P3">REGISTERING AN APPLICATION</text:p>
      <text:p text:style-name="P3"/>
      <text:p text:style-name="P3">Developers seeking to implement an Asana Connect application must first register their app to receive a Client ID and Client Secret. Fortunately, this process is fast and easy: visit your Account Settings dialog and click the Apps tab. There will be a link to “Register New Application”. As with all OAuth apps, you must supply an Application URL as well as a Redirect URL that successful (or failed) authentications will redirect to. Additionally, you can set a name and an icon to enhance the recognizability of the application. When users are prompted to authorize your app, they will be more likely to click “Allow” if it is clear who they are passing their authorization on to.</text:p>
      <text:p text:style-name="P3"/>
      <text:p text:style-name="P3">Once you have created an app, the details view will include a Client ID, needed to uniquely identify your app to the Asana API, as well as a Client Secret. Applications implementing the Authorization Code Grant flow use the secret to securely identify themselves when retrieving the user’s bearer token.</text:p>
      <text:p text:style-name="P3"/>
      <text:h text:style-name="Heading_20_2" text:outline-level="2">Step-4: FETCHING ACCESS TOKEN</text:h>
      <text:p text:style-name="Text_20_body"/>
      <text:p text:style-name="P5">So how does OAuth with Asana work exactly? What is it these examples do, and how precisely would you implement it yourself?</text:p>
      <text:p text:style-name="P4"/>
      <text:p text:style-name="P5">Obviously, a working knowledge of the OAuth 2.0 spec (we're using Draft 31) is useful. If you're familiar with the spec — or intend to use an out-of-the-box OAuth 2.0 library rather than hand-coding it — all you need to know is this:</text:p>
      <text:p text:style-name="P4"/>
      <text:h text:style-name="P15" text:outline-level="3"><text:soft-page-break/>Quick Reference</text:h>
      <text:p text:style-name="P4"/>
      <text:p text:style-name="P5">The endpoint for user authorization is https://app.asana.com/-/oauth_authorize</text:p>
      <text:p text:style-name="P5">The endpoint for token exchange is https://app.asana.com/-/oauth_token</text:p>
      <text:p text:style-name="P5">Applications can be created from the "Apps" tab of your account settings, where you will find your Client ID and Client Secret. (Quick Link)</text:p>
      <text:p text:style-name="P5">We support both the Authorization Code Grant flow, and the Implicit Grant flow.</text:p>
      <text:p text:style-name="P5">Calls to the API made with the header Authorization: Bearer $TOKEN will automatically be authorized to act on behalf of the user.</text:p>
      <text:p text:style-name="P5">Note: The currect OAuth implementation does not support scopes or other flows.</text:p>
      <text:p text:style-name="P4"/>
      <text:h text:style-name="P15" text:outline-level="3">Authorization Code Grant</text:h>
      <text:p text:style-name="P4"/>
      <text:p text:style-name="P5">To actually implement the Authorization Code Grant flow (the most typical flow for most applications), there are basically three steps:</text:p>
      <text:p text:style-name="P4"/>
      <text:p text:style-name="P5">Redirect a user to the authorization endpoint so that they can approve access of your app to their Asana account</text:p>
      <text:p text:style-name="P5">Receive a redirect back from the authorization endpoint with a code embedded in the parameters</text:p>
      <text:p text:style-name="P5">Exchange the code for a token via the token exchange endpoint</text:p>
      <text:p text:style-name="P5">The token that you have at the end can be used to make calls to the Asana API on the authorizing user's behalf.</text:p>
      <text:p text:style-name="P4"/>
      <text:h text:style-name="P15" text:outline-level="3">Implicit Grant</text:h>
      <text:p text:style-name="P4"/>
      <text:p text:style-name="P5">The implement the Implicit Grant flow, which is suitable for in-browser web apps in JavaScript or other applications that might have difficulty making arbitrary HTTP POST requests to the token exchange endpoint, there are only two steps:</text:p>
      <text:p text:style-name="P4"/>
      <text:p text:style-name="P5"><text:soft-page-break/>Redirect a user to the authorization endpoint so that they can approve access of your app to their Asana account</text:p>
      <text:p text:style-name="P5">Receive a redirect back from the authorization endpoint with a token embedded in the fragment portion (the bit following the #) of the URL.</text:p>
      <text:p text:style-name="P5">This token can then be used to access the API, in this case typically using JSONP.</text:p>
      <text:p text:style-name="P4"/>
      <text:h text:style-name="P16" text:outline-level="3">User Authorization Endpoint</text:h>
      <text:p text:style-name="P4"/>
      <text:h text:style-name="P15" text:outline-level="3">Request</text:h>
      <text:p text:style-name="P4"/>
      <text:p text:style-name="P5">Your app redirects the user to https://app.asana.com/-/oauth_authorize, passing parameters along as a standard query string:</text:p>
      <text:p text:style-name="P4"/>
      <text:p text:style-name="P5">client_id - required The Client ID uniquely identifies the application making the request.</text:p>
      <text:p text:style-name="P5">redirect_uri - required The URI to redirect to on success or error. This must match the Redirect URL specified in the application settings.</text:p>
      <text:p text:style-name="P5">response_type - required Must be one of either code (if using the Authorization Code Grant flow) or token (if using the Implicit Grant flow). Other flows are currently not supported.</text:p>
      <text:p text:style-name="P5">state - optional Encodes state of the app, which will be returned verbatim in the response and can be used to match the response up to a given request.</text:p>
      <text:h text:style-name="P15" text:outline-level="3">Response</text:h>
      <text:p text:style-name="P4"/>
      <text:p text:style-name="P5">If either the client_id or redirect_uri do not match, the user will simply see a plain-text error. Otherwise, all errors will be sent back to the redirect_uri specified.</text:p>
      <text:p text:style-name="P4"/>
      <text:p text:style-name="P5">The user then sees a screen giving them the opportunity to accept or reject the request for authorization. In either case, the user will be redirected back to the redirect_uri.</text:p>
      <text:p text:style-name="P4"/>
      <text:p text:style-name="P4"><text:span text:style-name="T2">If using the response_type=code, your app will receive the following parameters in </text:span><text:soft-page-break/><text:span text:style-name="T2">the query string on successful authorization:</text:span></text:p>
      <text:p text:style-name="P4"/>
      <text:p text:style-name="P5">code - This is the code your app can exchange for a token</text:p>
      <text:p text:style-name="P5">state - The state parameter that was sent with the authorizing request</text:p>
      <text:p text:style-name="P5">If using the response_type=token, your app will receive the following parameters in the URL fragment (the bit following the #):</text:p>
      <text:p text:style-name="P4"/>
      <text:p text:style-name="P5">token - This is the token your app can use to make requests of the API</text:p>
      <text:p text:style-name="P5">state - The state parameter that was sent with the authorizing request</text:p>
      <text:p text:style-name="P5">Token Exchange Endpoint</text:p>
      <text:p text:style-name="P4"/>
      <text:h text:style-name="P15" text:outline-level="3">Request</text:h>
      <text:p text:style-name="P4"/>
      <text:p text:style-name="P5">If your app received a code from the authorization endpoint, it can now be exchanged for a proper token, optionally including a refresh_token, which can be used to request new tokens when the current one expires without needing to redirect or reauthorize the user.</text:p>
      <text:p text:style-name="P4"/>
      <text:p text:style-name="P5">Your app makes a POST request to https://app.asana.com/-/oauth_token, passing the parameters as part of a standard form-encoded post body.</text:p>
      <text:p text:style-name="P4"/>
      <text:p text:style-name="P5">grant_type - required Must be authorization_code</text:p>
      <text:p text:style-name="P5">client_id - required The Client ID uniquely identifies the application making the request.</text:p>
      <text:p text:style-name="P5">client_secret - required The Client Secret belonging to the app, found in the details pane of the developer view</text:p>
      <text:p text:style-name="P5">redirect_uri - required Must match the redirect_uri specified in the original request</text:p>
      <text:p text:style-name="P5">code - required The code you are exchanging for an auth token</text:p>
      <text:p text:style-name="P5">Alternatively, if you are exchanging a refresh_token, the grant_type should be refresh_token and instead of sending code=... you would send refresh_token=....</text:p>
      <text:p text:style-name="P4"><text:soft-page-break/></text:p>
      <text:h text:style-name="P15" text:outline-level="3">Response</text:h>
      <text:p text:style-name="P4"/>
      <text:p text:style-name="P5">In the response, you will receive a JSON payload with the following parameters:</text:p>
      <text:p text:style-name="P4"/>
      <text:p text:style-name="P5">access_token - The token to use in future requests against the API</text:p>
      <text:p text:style-name="P5">expires_in - The number of seconds the token is valid, typically 3600 (one hour)</text:p>
      <text:p text:style-name="P5">token_type - The type of token, in our case, bearer</text:p>
      <text:p text:style-name="P5">refresh_token - If exchanging a code, a long-lived token that can be used to get new access tokens when old ones expire.</text:p>
      <text:p text:style-name="P5">data - A JSON object encoding a few key fields about the logged-in user, currently id, name, and email.tps://app.asana.com/api/1.0/users/me</text:p>
      <text:h text:style-name="Heading_20_2" text:outline-level="2">Step-5: USING ACCESS TOKEN TO CALL FUNCTIONS</text:h>
      <text:p text:style-name="P11"/>
      <text:p text:style-name="P11"/>
      <text:h text:style-name="P19" text:outline-level="3">Get available workspaces</text:h>
      <text:p text:style-name="P8"/>
      <text:p text:style-name="P9">GET <text:s text:c="3"/>/workspaces</text:p>
      <text:p text:style-name="P9">GET <text:s text:c="3"/>/workspaces/workspace-id</text:p>
      <text:p text:style-name="P9">This method returns the workspace records, described above.</text:p>
      <text:p text:style-name="P9"/>
      <text:p text:style-name="P9">Get all available workspaces</text:p>
      <text:p text:style-name="P9"/>
      <text:p text:style-name="P9"># Request</text:p>
      <text:p text:style-name="P9">curl -u &lt;api_key&gt;: https://app.asana.com/api/1.0/workspaces</text:p>
      <text:p text:style-name="P9"/>
      <text:p text:style-name="P9"># Response</text:p>
      <text:p text:style-name="P9">{</text:p>
      <text:p text:style-name="P9"><text:soft-page-break/><text:s text:c="2"/>"data": [</text:p>
      <text:p text:style-name="P9"><text:s text:c="2"/>{</text:p>
      <text:p text:style-name="P9"><text:s text:c="4"/>"id": 1337,</text:p>
      <text:p text:style-name="P9"><text:s text:c="4"/>"name": "Space Cats"</text:p>
      <text:p text:style-name="P9"><text:s text:c="2"/>},</text:p>
      <text:p text:style-name="P9"><text:s text:c="2"/>...</text:p>
      <text:p text:style-name="P9"><text:s text:c="2"/>]</text:p>
      <text:p text:style-name="P10">}</text:p>
      <text:p text:style-name="P10"/>
      <text:h text:style-name="P19" text:outline-level="3">Create Project</text:h>
      <text:p text:style-name="P9">POST <text:s text:c="3"/>/projects</text:p>
      <text:p text:style-name="P9">POST <text:s text:c="3"/>/teams/team-id/projects</text:p>
      <text:p text:style-name="P9">POST <text:s text:c="3"/>/workspaces/workspace-id/projects</text:p>
      <text:p text:style-name="P9">This method creates a new project and returns its full record.</text:p>
      <text:p text:style-name="P9"/>
      <text:p text:style-name="P9">Every project is required to be created in a specific workspace or organization, and this workspace cannot be changed once set. Note that you can use the workspace parameter regardless of whether or not it is an organization.</text:p>
      <text:p text:style-name="P9"/>
      <text:p text:style-name="P9">If the workspace for your project is an organization, you must also supply a team to share the project with.</text:p>
      <text:p text:style-name="P9"/>
      <text:p text:style-name="P14">Create a project</text:p>
      <text:p text:style-name="P9"/>
      <text:p text:style-name="P9"># Request</text:p>
      <text:p text:style-name="P9">curl -u &lt;api_key&gt;: https://app.asana.com/api/1.0/projects \</text:p>
      <text:p text:style-name="P9">-d "name=Things to Buy" \</text:p>
      <text:p text:style-name="P9">-d "notes=These are things we want to purchase." \</text:p>
      <text:p text:style-name="P9"><text:soft-page-break/>-d "workspace=14916"</text:p>
      <text:p text:style-name="P9"/>
      <text:p text:style-name="P9"># Response</text:p>
      <text:p text:style-name="P9">HTTP/1.1 201</text:p>
      <text:p text:style-name="P9">{</text:p>
      <text:p text:style-name="P9"><text:s text:c="2"/>"data": {</text:p>
      <text:p text:style-name="P9"><text:s text:c="4"/>"id": 1331,</text:p>
      <text:p text:style-name="P9"><text:s text:c="4"/>"name": "Things to Buy",</text:p>
      <text:p text:style-name="P9"><text:s text:c="4"/>"notes": "These are things we want to purchase.",</text:p>
      <text:p text:style-name="P9"><text:s text:c="4"/>...</text:p>
      <text:p text:style-name="P9"><text:s text:c="2"/>}</text:p>
      <text:p text:style-name="P9">}</text:p>
      <text:p text:style-name="P9"/>
      <text:h text:style-name="Heading_20_3" text:outline-level="3"/>
      <text:h text:style-name="Heading_20_3" text:outline-level="3"/>
      <text:h text:style-name="P19" text:outline-level="3">Delete Project</text:h>
      <text:p text:style-name="P12"/>
      <text:p text:style-name="P13"/>
      <text:p text:style-name="P13">DELETE <text:s text:c="3"/>/projects/project-id</text:p>
      <text:p text:style-name="P13">A specific, existing project can be deleted by making a DELETE request on the URL for that project.</text:p>
      <text:p text:style-name="P13"/>
      <text:p text:style-name="P13">This method returns an empty data response on success.</text:p>
      <text:p text:style-name="P13"/>
      <text:p text:style-name="P13">Delete a project.</text:p>
      <text:p text:style-name="P13"/>
      <text:p text:style-name="P13"># Request</text:p>
      <text:p text:style-name="P13">curl -u &lt;api_key&gt;: https://app.asana.com/api/1.0/projects/1331</text:p>
      <text:p text:style-name="P13"/>
      <text:p text:style-name="P13"><text:soft-page-break/># Response</text:p>
      <text:p text:style-name="P13">HTTP/1.1 200</text:p>
      <text:p text:style-name="P13">{</text:p>
      <text:p text:style-name="P13"><text:s text:c="2"/>"data": {</text:p>
      <text:p text:style-name="P13"><text:s text:c="2"/>}</text:p>
      <text:p text:style-name="P13">}</text:p>
      <text:p text:style-name="P13"/>
      <text:h text:style-name="Heading_20_3" text:outline-level="3"/>
      <text:h text:style-name="Heading_20_3" text:outline-level="3"/>
      <text:h text:style-name="P18" text:outline-level="3">Get tasks in a project</text:h>
      <text:p text:style-name="P12"/>
      <text:p text:style-name="P13"/>
      <text:p text:style-name="P13">GET <text:s text:c="3"/>/projects/project-id/tasks</text:p>
      <text:p text:style-name="P13">Returns the list of tasks in this project. Tasks can exist in more than one project at a time.</text:p>
      <text:p text:style-name="P13"/>
      <text:p text:style-name="P13">Get visible tasks on a project</text:p>
      <text:p text:style-name="P13"/>
      <text:p text:style-name="P13"># Request</text:p>
      <text:p text:style-name="P13">curl -u &lt;api_key&gt;: https://app.asana.com/api/1.0/projects/1331/tasks</text:p>
      <text:p text:style-name="P13"/>
      <text:p text:style-name="P13"># Response</text:p>
      <text:p text:style-name="P13">HTTP/1.1 200</text:p>
      <text:p text:style-name="P13">{</text:p>
      <text:p text:style-name="P13"><text:s text:c="2"/>"data": [</text:p>
      <text:p text:style-name="P13"><text:s text:c="2"/>{</text:p>
      <text:p text:style-name="P13"><text:s text:c="4"/>"id": 2001,</text:p>
      <text:p text:style-name="P13"><text:s text:c="4"/>"name": "Catnip"</text:p>
      <text:p text:style-name="P13"><text:s text:c="2"/>},</text:p>
      <text:p text:style-name="P13"><text:s text:c="2"/>{</text:p>
      <text:p text:style-name="P13"><text:s text:c="4"/>"id": 2002,</text:p>
      <text:p text:style-name="P13"><text:soft-page-break/><text:s text:c="4"/>"name": "Kitty litter"</text:p>
      <text:p text:style-name="P13"><text:s text:c="2"/>},</text:p>
      <text:p text:style-name="P13"><text:s text:c="2"/>...</text:p>
      <text:p text:style-name="P13"><text:s text:c="2"/>]</text:p>
      <text:p text:style-name="P13">}</text:p>
      <text:h text:style-name="P17" text:outline-level="3">Create Task</text:h>
      <text:p text:style-name="P7"/>
      <text:p text:style-name="P13">GET <text:s text:c="3"/>/projects/project-id/tasks</text:p>
      <text:p text:style-name="P13">Returns the list of tasks in this project. Tasks can exist in more than one project at a time.</text:p>
      <text:p text:style-name="P13"/>
      <text:p text:style-name="P13">Get visible tasks on a project</text:p>
      <text:p text:style-name="P13"/>
      <text:p text:style-name="P13"># Request</text:p>
      <text:p text:style-name="P13">curl -u &lt;api_key&gt;: https://app.asana.com/api/1.0/projects/1331/tasks</text:p>
      <text:p text:style-name="P13"/>
      <text:p text:style-name="P13"># Response</text:p>
      <text:p text:style-name="P13">HTTP/1.1 200</text:p>
      <text:p text:style-name="P13">{</text:p>
      <text:p text:style-name="P13"><text:s text:c="2"/>"data": [</text:p>
      <text:p text:style-name="P13"><text:s text:c="2"/>{</text:p>
      <text:p text:style-name="P13"><text:s text:c="4"/>"id": 2001,</text:p>
      <text:p text:style-name="P13"><text:s text:c="4"/>"name": "Catnip"</text:p>
      <text:p text:style-name="P13"><text:s text:c="2"/>},</text:p>
      <text:p text:style-name="P13"><text:s text:c="2"/>{</text:p>
      <text:p text:style-name="P13"><text:s text:c="4"/>"id": 2002,</text:p>
      <text:p text:style-name="P13"><text:s text:c="4"/>"name": "Kitty litter"</text:p>
      <text:p text:style-name="P13"><text:s text:c="2"/>},</text:p>
      <text:p text:style-name="P13"><text:s text:c="2"/>...</text:p>
      <text:p text:style-name="P13"><text:s text:c="2"/>]</text:p>
      <text:p text:style-name="P13">}</text:p>
      <text:h text:style-name="Heading_20_3" text:outline-level="3"><text:soft-page-break/>Delete task</text:h>
      <text:p text:style-name="P6"/>
      <text:p text:style-name="P13">DELETE <text:s text:c="3"/>/tasks/task-id</text:p>
      <text:p text:style-name="P13">A specific, existing task can be deleted by making a DELETE request on the URL for that task.</text:p>
      <text:p text:style-name="P13"/>
      <text:p text:style-name="P13">This method returns an empty data response on success.</text:p>
      <text:p text:style-name="P13"/>
      <text:p text:style-name="P13">Delete a task</text:p>
      <text:p text:style-name="P13"/>
      <text:p text:style-name="P13"># Request</text:p>
      <text:p text:style-name="P13">curl -u &lt;api_key&gt;: https://app.asana.com/api/1.0/tasks/1001</text:p>
      <text:p text:style-name="P13"/>
      <text:p text:style-name="P13"># Response</text:p>
      <text:p text:style-name="P13">HTTP/1.1 200</text:p>
      <text:p text:style-name="P13">{</text:p>
      <text:p text:style-name="P13"><text:s text:c="2"/>"data": {</text:p>
      <text:p text:style-name="P13"><text:s text:c="2"/>}</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4:44:10.962052485</meta:creation-date>
    <dc:date>2015-07-10T16:54:44.541940864</dc:date>
    <meta:editing-duration>PT2M26S</meta:editing-duration>
    <meta:editing-cycles>2</meta:editing-cycles>
    <meta:generator>LibreOffice/4.2.3.3$Linux_X86_64 LibreOffice_project/420m0$Build-3</meta:generator>
    <meta:document-statistic meta:table-count="0" meta:image-count="0" meta:object-count="0" meta:page-count="10" meta:paragraph-count="170" meta:word-count="1440" meta:character-count="8992" meta:non-whitespace-character-count="7586"/>
  </office:meta>
</office:document-meta>
</file>